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ocale → People → Situation </text:span>→ Needs</text:p>
              </text:list-item>
              <text:list-item>
                <text:p>Events → Practitioners → Decision Makers → Response</text:p>
              </text:list-item>
              <text:list-item>
                <text:p text:style-name="P3"><text:span text:style-name="T3">Emergency → Actors → Mitigation </text:span>→ Recovery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Data</text:p>
              </text:list-item>
              <text:list-item>
                <text:p text:style-name="P3"><text:span text:style-name="T3">Technology → Applications → Organisations </text:span>→ Services</text:p>
              </text:list-item>
              <text:list-item>
                <text:p text:style-name="P3">And so on and so forth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5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arth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>Hel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>Agricul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3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 and so forth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enterprise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solution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7-27T12:52:26.749000000</dc:date>
    <meta:editing-duration>PT20H29M8S</meta:editing-duration>
    <meta:editing-cycles>76</meta:editing-cycles>
    <meta:generator>LibreOffice/24.2.5.2$Windows_X86_64 LibreOffice_project/bffef4ea93e59bebbeaf7f431bb02b1a39ee8a59</meta:generator>
    <meta:document-statistic meta:object-count="97"/>
  </office:meta>
</office:document-meta>
</file>